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NeueLTStd-Lt" svg:font-family="HelveticaNeueLTStd-Lt" style:font-family-generic="swiss" svg:panose-1="0 0 0 0 0 0 0 0 0 0"/>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line-height="150%"/>
    </style:style>
    <style:style style:name="T2" style:parent-style-name="Absatz-Standardschriftart" style:family="text">
      <style:text-properties fo:font-size="12pt" style:font-size-asian="12pt" style:font-size-complex="12pt"/>
    </style:style>
    <style:style style:name="T3" style:parent-style-name="Absatz-Standardschriftart" style:family="text">
      <style:text-properties fo:font-size="12pt" style:font-size-asian="12pt" style:font-size-complex="12pt"/>
    </style:style>
    <style:style style:name="T4" style:parent-style-name="Fußnotenzeichen" style:family="text">
      <style:text-properties fo:font-size="12pt" style:font-size-asian="12pt" style:font-size-complex="12pt"/>
    </style:style>
    <style:style style:name="T5" style:parent-style-name="Absatz-Standardschriftart" style:family="text">
      <style:text-properties style:font-name="HelveticaNeueLTStd-Lt" style:font-name-complex="HelveticaNeueLTStd-Lt" fo:font-size="9pt" style:font-size-asian="9pt" style:font-size-complex="9pt"/>
    </style:style>
    <style:style style:name="T6" style:parent-style-name="Absatz-Standardschriftart" style:family="text">
      <style:text-properties style:font-name="Tahoma" style:font-name-complex="Tahoma" fo:font-size="9pt" style:font-size-asian="9pt" style:font-size-complex="9pt"/>
    </style:style>
    <style:style style:name="T7" style:parent-style-name="Absatz-Standardschriftart" style:family="text">
      <style:text-properties style:font-name="Tahoma" style:font-name-complex="Tahoma" fo:font-size="9pt" style:font-size-asian="9pt" style:font-size-complex="9pt"/>
    </style:style>
    <style:style style:name="T8" style:parent-style-name="Absatz-Standardschriftart" style:family="text">
      <style:text-properties style:font-name="Tahoma" style:font-name-complex="Tahoma" fo:font-size="9pt" style:font-size-asian="9pt" style:font-size-complex="9pt"/>
    </style:style>
    <style:style style:name="T9" style:parent-style-name="Absatz-Standardschriftart" style:family="text">
      <style:text-properties style:font-name="Tahoma" style:font-name-complex="Tahoma" fo:font-size="9pt" style:font-size-asian="9pt" style:font-size-complex="9pt"/>
    </style:style>
    <style:style style:name="T10" style:parent-style-name="Absatz-Standardschriftart" style:family="text">
      <style:text-properties fo:font-size="12pt" style:font-size-asian="12pt" style:font-size-complex="12pt"/>
    </style:style>
    <style:style style:name="T11" style:parent-style-name="Absatz-Standardschriftart" style:family="text">
      <style:text-properties fo:font-size="12pt" style:font-size-asian="12pt" style:font-size-complex="12pt"/>
    </style:style>
    <style:style style:name="T12" style:parent-style-name="Absatz-Standardschriftart" style:family="text">
      <style:text-properties fo:font-size="12pt" style:font-size-asian="12pt" style:font-size-complex="12pt"/>
    </style:style>
    <style:style style:name="T13" style:parent-style-name="Absatz-Standardschriftart" style:family="text">
      <style:text-properties fo:font-size="12pt" style:font-size-asian="12pt" style:font-size-complex="12pt"/>
    </style:style>
    <style:style style:name="T14" style:parent-style-name="Absatz-Standardschriftart" style:family="text">
      <style:text-properties fo:font-size="12pt" style:font-size-asian="12pt" style:font-size-complex="12pt"/>
    </style:style>
    <style:style style:name="T15" style:parent-style-name="Absatz-Standardschriftart" style:family="text">
      <style:text-properties fo:font-size="12pt" style:font-size-asian="12pt" style:font-size-complex="12pt"/>
    </style:style>
    <style:style style:name="T16" style:parent-style-name="Fußnotenzeichen" style:family="text">
      <style:text-properties fo:font-size="12pt" style:font-size-asian="12pt" style:font-size-complex="12pt"/>
    </style:style>
    <style:style style:name="T17" style:parent-style-name="Absatz-Standardschriftart" style:family="text">
      <style:text-properties style:font-name="HelveticaNeueLTStd-Lt" style:font-name-complex="HelveticaNeueLTStd-Lt" fo:font-size="9pt" style:font-size-asian="9pt" style:font-size-complex="9pt"/>
    </style:style>
    <style:style style:name="T18" style:parent-style-name="Absatz-Standardschriftart" style:family="text">
      <style:text-properties style:font-name="Tahoma" style:font-name-complex="Tahoma" fo:font-size="9pt" style:font-size-asian="9pt" style:font-size-complex="9pt"/>
    </style:style>
    <style:style style:name="T19" style:parent-style-name="Absatz-Standardschriftart" style:family="text">
      <style:text-properties fo:font-size="12pt" style:font-size-asian="12pt" style:font-size-complex="12pt"/>
    </style:style>
    <style:style style:name="T20" style:parent-style-name="Absatz-Standardschriftart" style:family="text">
      <style:text-properties fo:font-size="12pt" style:font-size-asian="12pt" style:font-size-complex="12pt"/>
    </style:style>
    <style:style style:name="T21" style:parent-style-name="Absatz-Standardschriftart" style:family="text">
      <style:text-properties fo:font-size="12pt" style:font-size-asian="12pt" style:font-size-complex="12pt"/>
    </style:style>
    <style:style style:name="T22" style:parent-style-name="Fußnotenzeichen" style:family="text">
      <style:text-properties fo:font-size="12pt" style:font-size-asian="12pt" style:font-size-complex="12pt"/>
    </style:style>
  </office:automatic-styles>
  <office:body>
    <office:text text:use-soft-page-breaks="true">
      <text:p text:style-name="P1">Zukunftsaussichten Botnetze und Cybercrime<text:line-break/><text:span text:style-name="T2">Technologie ist im ständigen Wandel. Daher verändert sich auch die Landschaft der Cyberkriminalität rapide und es bleibt die Frage, wie diese sich in Zukunft verändern wird und welche Rolle Botnetze darin spielen. <text:s/>Die Jugend von heute und die nächsten Generationen wachsen mit einem größeren Verständnis von Technologie auf als ihre Vorfahren. Dadurch entstehen potentiell auch mehr neue Cyberkriminelle die sich im Internet Dank wachsender Ressourcen immer einfacher Material für böswillige Aktionen beschaffen können. Auch das immer größere aufkommen von IoT bietet eine gigantische Angriffsfläche für Hacker. Dadurch, dass inzwischen fast jedes neue Haushaltsgrät mit einem eigenen Betriebssystem und Internetanschluss ausgestattet ist,</text:span><text:span text:style-name="T3"><text:s/>besitzen sie alle auch potenzielle neue Schwachpunkte, welche für Angriffe und Expoits ausgenutzt werden können. Es ist ein sicherheitstechnischer Albtraum, alle diese Geräte zu schützen. So warnte 2018 auch das FBI, dass Cyberkriminelle vermehrt IoT Geräte attackieren und diese als Gateway zu anderen Geräten für weitere Angriffe benutzen.</text:span><text:span text:style-name="T4"><text:note text:note-class="footnote" text:id="_ftn0"><text:note-citation>1</text:note-citation><text:note-body><text:p text:style-name="Fußnotentext"><text:s/>Alexandrou, Alex:<text:span text:style-name="T5">Cybercrime and Information Technology</text:span><text:span text:style-name="T6">﻿</text:span><text:span text:style-name="T7">: Theory and Practie – The Computer Network Infrastrukture and Computer Security, Cybersecurity Laws, Internet of Things(IoT), and Mobile Devices CRC Press 2022 1.Auflage<text:s/></text:span><text:span text:style-name="T8">S78</text:span><text:span text:style-name="T9"><text:line-break/></text:span></text:p></text:note-body></text:note></text:span><text:span text:style-name="T10"><text:s/>Man schaue sich nur einmal die verheerenden Folgen des Mirai Botnetzes an, über welches in dieser Arbeit ebenfalls berichtet wurde. Aber auch die Verbreitung von Künstlicher Intelligenz und Machin</text:span><text:span text:style-name="T11">e</text:span><text:span text:style-name="T12">learning ist ein zweischneidiges Schwert. Zum einen werden wir diese Technik nutzen können, um Sicherheitsprogramme zu trainieren, auf verschiedene Angriffe entsprechend zu reagiere</text:span><text:span text:style-name="T13">. Auf der Anderen Seite können aber auch Angriffsmethoden wie beispielsweise Botnetze<text:s/></text:span><text:span text:style-name="T14">weiterwachsen</text:span><text:span text:style-name="T15"><text:s/>und sich mit Hilfe künstlicher Intelligenz besser tarnen.</text:span><text:span text:style-name="T16"><text:note text:note-class="footnote" text:id="_ftn1"><text:note-citation>2</text:note-citation><text:note-body><text:p text:style-name="Fußnotentext"><text:s/><text:span text:style-name="T17">Cybercrime and Information Technology</text:span><text:span text:style-name="T18">﻿ S79</text:span></text:p></text:note-body></text:note></text:span><text:span text:style-name="T19"><text:s/>Die größte Herausforderung im kommenden Jahrzehnt wird es sein, das Internet davor zu bewahren, noch</text:span><text:span text:style-name="T20"><text:s/></text:span><text:span text:style-name="T21">mehr von Botnetzen und anderen Schädlingen verseucht zu werden. Das Internet ist ein internationaler Raum und die Länder müssen stärker zusammenarbeiten, um diesen Zu schützen und zu verteidigen. Es ist wichtig, dass die staatlichen Institutionen ihr Know How und verfügbaren Mittel in der Cybersicherheit weiter ausbauen um dem vermehrten aufkommen von Cyberangriffen entgegentreten zu können</text:span><text:span text:style-name="T22"><text:note text:note-class="footnote" text:id="_ftn2"><text:note-citation>3</text:note-citation><text:note-body><text:p text:style-name="Fußnotentext"><text:s/>Tiirmaa-Klaar,Heli;Gassen,Jan; Gerhards-Padilla,Elmar;Martini,Peter: Botnets 2013<text:s/>Springer Verlag, London S7</text:p></text:note-body></text:no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NeueLTStd-Lt" svg:font-family="HelveticaNeueLTStd-Lt" style:font-family-generic="swiss" svg:panose-1="0 0 0 0 0 0 0 0 0 0"/>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3-27T18:29:00Z</meta:creation-date>
    <dc:date>2023-03-27T19:29:00Z</dc:date>
    <meta:template xlink:href="Normal" xlink:type="simple"/>
    <meta:editing-cycles>1</meta:editing-cycles>
    <meta:editing-duration>PT0S</meta:editing-duration>
    <meta:document-statistic meta:page-count="1" meta:paragraph-count="4" meta:word-count="295" meta:character-count="2156" meta:row-count="15" meta:non-whitespace-character-count="1865"/>
  </office:meta>
</office:document-meta>
</file>